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Cantarell" svg:font-family="Cantarell" style:font-pitch="variable"/>
    <style:font-face style:name="BBC Reith Sans" svg:font-family="'BBC Reith Sans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32cm"/>
    </style:style>
    <style:style style:name="co2" style:family="table-column">
      <style:table-column-properties fo:break-before="auto" style:column-width="7.336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043cm"/>
    </style:style>
    <style:style style:name="co5" style:family="table-column">
      <style:table-column-properties fo:break-before="auto" style:column-width="9.5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2.053cm" fo:break-before="auto" style:use-optimal-row-height="true"/>
    </style:style>
    <style:style style:name="ro5" style:family="table-row">
      <style:table-row-properties style:row-height="1.64cm" fo:break-before="auto" style:use-optimal-row-height="true"/>
    </style:style>
    <style:style style:name="ro6" style:family="table-row">
      <style:table-row-properties style:row-height="2.552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61cm" fo:break-before="auto" style:use-optimal-row-height="false"/>
    </style:style>
    <style:style style:name="ro10" style:family="table-row">
      <style:table-row-properties style:row-height="1.115cm" fo:break-before="auto" style:use-optimal-row-height="true"/>
    </style:style>
    <style:style style:name="ro11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wrap-option="wrap" style:vertical-align="middle"/>
      <style:text-properties style:font-name="Cantarel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5983b0" style:text-align-source="fix" style:repeat-content="false" fo:wrap-option="wrap" style:vertical-align="middle"/>
      <style:paragraph-properties fo:text-align="center" fo:margin-left="0cm"/>
      <style:text-properties style:font-name="Cantarell" fo:font-size="12pt" style:font-size-asian="12pt" style:font-size-complex="12pt"/>
    </style:style>
    <style:style style:name="ce3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ntarel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BBC Reith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Cantarel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ntarel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font-name="Cantarell" fo:font-size="12pt" style:font-name-asian="F" style:font-size-asian="12pt" style:language-asian="ar" style:country-asian="SA" style:font-name-complex="BBC Reith Sans" style:font-size-complex="12pt" style:language-complex="none" style:country-complex="none"/>
    </style:style>
    <style:style style:name="ce8" style:family="table-cell" style:parent-style-name="Default">
      <style:table-cell-properties fo:background-color="#5983b0" fo:wrap-option="wrap" style:vertical-align="middle"/>
      <style:text-properties style:font-name="Cantarell" fo:font-size="12pt" style:font-size-asian="12pt" style:font-size-complex="12pt"/>
    </style:style>
    <style:style style:name="ce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ntarel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ee6ef" fo:wrap-option="wrap" style:vertical-align="middle"/>
      <style:text-properties style:font-name="Cantarell" fo:font-size="12pt" fo:font-weight="bold" style:font-size-asian="12pt" style:font-weight-asian="bold" style:font-size-complex="12pt" style:font-weight-complex="bold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1" style:family="table-cell" style:parent-style-name="Default">
      <style:table-cell-properties fo:background-color="#5983b0"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2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3"/>
      <style:map style:condition="cell-content()=&quot;FAIL&quot;" style:apply-style-name="Bad" style:base-cell-address="Sheet1.F3"/>
    </style:style>
    <style:style style:name="ce13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4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5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6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7" style:family="table-cell" style:parent-style-name="Default">
      <style:text-properties style:font-name="Cantarell" fo:font-size="12pt" style:font-size-asian="12pt" style:font-size-complex="12pt"/>
    </style:style>
    <style:style style:name="T1" style:family="text">
      <style:text-properties style:font-name="BBC Reith Sans" fo:font-size="12pt" style:language-asian="ar" style:country-asian="SA" style:font-name-asian="" style:font-name-complex="BBC Reith Sans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3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ASSUMPTION</text:p>
          </table:table-cell>
          <table:table-cell table:style-name="ce1" office:value-type="string" calcext:value-type="string">
            <text:p>EXPECTATION</text:p>
          </table:table-cell>
          <table:table-cell table:style-name="ce1" office:value-type="string" calcext:value-type="string">
            <text:p>TEST FILE</text:p>
          </table:table-cell>
          <table:table-cell table:style-name="ce1" office:value-type="string" calcext:value-type="string">
            <text:p>TEST BATCH</text:p>
          </table:table-cell>
          <table:table-cell table:style-name="ce1" office:value-type="string" calcext:value-type="string">
            <text:p>TEST NAME</text:p>
          </table:table-cell>
          <table:table-cell table:style-name="ce10" office:value-type="string" calcext:value-type="string">
            <text:p>PASS/FAI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TEST GAMEPLAY</text:p>
          </table:table-cell>
          <table:covered-table-cell table:number-columns-repeated="4" table:style-name="ce8"/>
          <table:covered-table-cell table:style-name="ce11"/>
          <table:table-cell table:number-columns-repeated="1018"/>
        </table:table-row>
        <table:table-row table:style-name="ro3">
          <table:table-cell office:value-type="string" calcext:value-type="string">
            <text:p>I have a deck of cards made of 1 to 8 individual 52-card decks</text:p>
          </table:table-cell>
          <table:table-cell office:value-type="string" calcext:value-type="string">
            <text:p>The number of cards is 52 * the number of decks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number_of_cards</text:p>
          </table:table-cell>
          <table:table-cell table:style-name="ce12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5">
            <text:p>I have a deck of cards</text:p>
          </table:table-cell>
          <table:table-cell office:value-type="string" calcext:value-type="string">
            <text:p>Every card in the deck has a value between 1 and 11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cards_integer_valu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4"/>
          <table:table-cell office:value-type="string" calcext:value-type="string">
            <text:p>The value of a card does not depened on it’s suit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cards_integer_valu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4"/>
          <table:table-cell office:value-type="string" calcext:value-type="string">
            <text:p>The suit of a card does not depend on its face 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suit_inconsequential_to_fac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covered-table-cell table:style-name="ce4"/>
          <table:table-cell office:value-type="string" calcext:value-type="string">
            <text:p>Four aces worth 11 each are in a new deck, and their value totals 44</text:p>
          </table:table-cell>
          <table:table-cell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aces_new_deck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4"/>
          <table:table-cell office:value-type="string" calcext:value-type="string">
            <text:p>Aces are worth 11 or 1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card_ace_value_one_or_eleven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 play a game of blackjack</text:p>
          </table:table-cell>
          <table:table-cell office:value-type="string" calcext:value-type="string">
            <text:p>If I select X decks, the deck I use has X*52 cards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1" table:number-rows-spanned="2">
            <text:p>I play a game of blackjack</text:p>
            <text:p>If I select 1 for ace value</text:p>
          </table:table-cell>
          <table:table-cell office:value-type="string" calcext:value-type="string" table:number-columns-spanned="1" table:number-rows-spanned="2">
            <text:p>The value of an ace cards is set to 1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test_scoring.py</text:p>
          </table:table-cell>
          <table:table-cell table:style-name="Default" office:value-type="string" calcext:value-type="string">
            <text:p>PlayAndScoreTestCase</text:p>
          </table:table-cell>
          <table:table-cell office:value-type="string" calcext:value-type="string">
            <text:p>test_correctly_selected_ace_valu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I play a game of blackjack</text:p>
            <text:p>If I select 11 for ace value</text:p>
          </table:table-cell>
          <table:table-cell office:value-type="string" calcext:value-type="string">
            <text:p>The value of an ace cards is set to 11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I play a game of blackjack</text:p>
            <text:p>If I select ‘Player chooses’ for ace value</text:p>
          </table:table-cell>
          <table:table-cell office:value-type="string" calcext:value-type="string">
            <text:p>The ace starts off with a value of 11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 play a game of blackjack</text:p>
            <text:p>When I select a number of players</text:p>
          </table:table-cell>
          <table:table-cell office:value-type="string" calcext:value-type="string">
            <text:p>The number of players in the game are equal to the number of players I selected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I have the right number of players</text:p>
          </table:table-cell>
          <table:table-cell office:value-type="string" calcext:value-type="string">
            <text:p>Thee players are all instances of the Player class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 play a game of blackjack</text:p>
            <text:p>When I select a number of players</text:p>
          </table:table-cell>
          <table:table-cell office:value-type="string" calcext:value-type="string">
            <text:p>A dealer is created</text:p>
            <text:p>The dealer is an instance of the Dealer class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4" office:value-type="string" calcext:value-type="string">
            <text:p>I play a game of blackjack</text:p>
            <text:p>I select the number of decks to use in my game’s deck</text:p>
            <text:p>I select a number of players</text:p>
          </table:table-cell>
          <table:table-cell office:value-type="string" calcext:value-type="string">
            <text:p>A deck is created, and when the players and dealer play 2 cards are dealt from the deck to their hand. The deck should have 2 cards fewer for each player, and 2 cards fewer for the dealer.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 play a game of blackjack</text:p>
            <text:p>I make my user selections</text:p>
          </table:table-cell>
          <table:table-cell office:value-type="string" calcext:value-type="string">
            <text:p>The minimum number of decks should be 1 or 2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A new hand is created</text:p>
          </table:table-cell>
          <table:table-cell office:value-type="string" calcext:value-type="string">
            <text:p>The deck has 2 fewer cards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number_of_cards_after_draw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I play a game of blackjack</text:p>
          </table:table-cell>
          <table:table-cell office:value-type="string" calcext:value-type="string">
            <text:p><text:span text:style-name="T1">When I am dealt my opening hand</text:span></text:p>
            <text:p><text:span text:style-name="T1">Then I have two cards</text:span>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There are cards with faces which have integer numbers on them</text:p>
          </table:table-cell>
          <table:table-cell office:value-type="string" calcext:value-type="string">
            <text:p>A card with a face showing a number has a value equal to that number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number_card_worth_its_valu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There are cards with king,queen,jack faces</text:p>
          </table:table-cell>
          <table:table-cell office:value-type="string" calcext:value-type="string">
            <text:p>King Queen Jack cards have a value of 10</text:p>
          </table:table-cell>
          <table:table-cell table:style-name="Default"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king_queen_jack_worth_ten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2">
            <text:p>I have a valid hand of cards</text:p>
          </table:table-cell>
          <table:table-cell table:style-name="ce4" office:value-type="string" calcext:value-type="string" table:number-columns-spanned="1" table:number-rows-spanned="2">
            <text:p>When I choose to ‘hit’</text:p>
            <text:p>Then I receive another card 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receive_1_card_when_hi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 table:number-columns-repeated="2" table:style-name="ce4"/>
          <table:table-cell table:style-name="ce4"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player_receives_card_when_hi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2">
            <text:p>I have a valid hand of cards<text:line-break/>I chose ‘hit’ and received a card</text:p>
          </table:table-cell>
          <table:table-cell table:style-name="ce4" office:value-type="string" calcext:value-type="string" table:number-columns-spanned="1" table:number-rows-spanned="2">
            <text:p>my score is updated</text:p>
          </table:table-cell>
          <table:table-cell table:style-name="ce4"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player_receives_card_when_hi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covered-table-cell table:number-columns-repeated="2" table:style-name="ce4"/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score_updated_correctly_when_receive_car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8">
          <table:table-cell table:style-name="ce4" office:value-type="string" calcext:value-type="string" table:number-columns-spanned="1" table:number-rows-spanned="3">
            <text:p>I have a valid hand of cards</text:p>
          </table:table-cell>
          <table:table-cell table:style-name="ce4" office:value-type="string" calcext:value-type="string" table:number-columns-spanned="1" table:number-rows-spanned="2">
            <text:p>When I choose to ‘stand’ Then I receive no further cards</text:p>
          </table:table-cell>
          <table:table-cell table:style-name="ce4" office:value-type="string" calcext:value-type="string" table:number-columns-spanned="1" table:number-rows-spanned="2">
            <text:p>test_scoring.py</text:p>
          </table:table-cell>
          <table:table-cell office:value-type="string" calcext:value-type="string" table:number-columns-spanned="1" table:number-rows-spanned="2">
            <text:p>PlayAndScoreTestCase</text:p>
          </table:table-cell>
          <table:table-cell office:value-type="string" calcext:value-type="string" table:number-columns-spanned="1" table:number-rows-spanned="2">
            <text:p>test_player_receives_cards_and_score_on_stand</text:p>
          </table:table-cell>
          <table:table-cell table:style-name="ce14" office:value-type="string" calcext:value-type="string" table:number-columns-spanned="1" table:number-rows-spanned="2">
            <text:p>PASS</text:p>
          </table:table-cell>
          <table:table-cell table:number-columns-repeated="1018"/>
        </table:table-row>
        <table:table-row table:style-name="ro8">
          <table:covered-table-cell/>
          <table:covered-table-cell table:style-name="ce4"/>
          <table:covered-table-cell table:style-name="ce4" office:value-type="string" calcext:value-type="string">
            <text:p>test_scoring.py</text:p>
          </table:covered-table-cell>
          <table:covered-table-cell office:value-type="string" calcext:value-type="string">
            <text:p>PlayAndScoreTestCase</text:p>
          </table:covered-table-cell>
          <table:covered-table-cell/>
          <table:covered-table-cell table:style-name="ce15"/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And my score is evaluated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receives_cards_and_score_on_stan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Given my score is updated or evaluated</text:p>
          </table:table-cell>
          <table:table-cell table:style-name="ce4" office:value-type="string" calcext:value-type="string">
            <text:p>When it is 21 or less</text:p>
            <text:p>Then I have a valid hand 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21_or_less_is_valid_han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Given my score is updated</text:p>
          </table:table-cell>
          <table:table-cell office:value-type="string" calcext:value-type="string">
            <text:p><text:span text:style-name="T1">When it is 22 or more </text:span></text:p>
            <text:p><text:span text:style-name="T1">Then I am ‘bust’ and do not have a valid hand</text:span>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22_or_more_invalid_hand_bus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Given I have a king and an ace</text:p>
          </table:table-cell>
          <table:table-cell office:value-type="string" calcext:value-type="string">
            <text:p><text:span text:style-name="T1">When my score is evaluated</text:span></text:p>
            <text:p><text:span text:style-name="T1">Then my score is 21</text:span>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king_and_ace_equals_blackjack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Given I have a king, a queen, and an ace</text:p>
          </table:table-cell>
          <table:table-cell office:value-type="string" calcext:value-type="string">
            <text:p><text:span text:style-name="T1">When my score is evaluated</text:span></text:p>
            <text:p><text:span text:style-name="T1">Then my score is 21</text:span>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king_queen_ace_equals_21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Given that I have a nine, an ace, and another ace</text:p>
          </table:table-cell>
          <table:table-cell office:value-type="string" calcext:value-type="string">
            <text:p><text:span text:style-name="T1">When my score is evaluated</text:span></text:p>
            <text:p><text:span text:style-name="T1">Then my score is 21</text:span>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nine_ace_ace_equals_21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 create a player</text:p>
          </table:table-cell>
          <table:table-cell office:value-type="string" calcext:value-type="string">
            <text:p>The player’s name is correctly set</text:p>
          </table:table-cell>
          <table:table-cell office:value-type="string" calcext:value-type="string">
            <text:p>test_people.py</text:p>
          </table:table-cell>
          <table:table-cell office:value-type="string" calcext:value-type="string">
            <text:p>PeopleTestCase</text:p>
          </table:table-cell>
          <table:table-cell office:value-type="string" calcext:value-type="string">
            <text:p>test_player_auto_name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he player has 2 cards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new_player_has_two_card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win a hand of blackjack</text:p>
          </table:table-cell>
          <table:table-cell office:value-type="string" calcext:value-type="string">
            <text:p>My score is updated to ‘blackjack’ if I had a blackjack, or ‘even_wins’ if I had a different type of win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win_loss_blackjack_push_upda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21, the dealer gets blackjack</text:p>
          </table:table-cell>
          <table:table-cell office:value-type="string" calcext:value-type="string">
            <text:p>I lose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bust and the dealer gets bust</text:p>
          </table:table-cell>
          <table:table-cell office:value-type="string" calcext:value-type="string">
            <text:p>I lose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blackjack, the dealer also gets blackjack</text:p>
          </table:table-cell>
          <table:table-cell office:value-type="string" calcext:value-type="string">
            <text:p>I push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blackjack, the dealer gets 21</text:p>
          </table:table-cell>
          <table:table-cell office:value-type="string" calcext:value-type="string">
            <text:p>I win blackjack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19, the dealer gets 18</text:p>
          </table:table-cell>
          <table:table-cell office:value-type="string" calcext:value-type="string">
            <text:p>I win (even)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18, the dealer gets 19</text:p>
          </table:table-cell>
          <table:table-cell office:value-type="string" calcext:value-type="string">
            <text:p>I lose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blackjack, the dealer busts</text:p>
          </table:table-cell>
          <table:table-cell office:value-type="string" calcext:value-type="string">
            <text:p>I win blackjack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19, the dealer busts</text:p>
          </table:table-cell>
          <table:table-cell office:value-type="string" calcext:value-type="string">
            <text:p>I win even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TEST STATISTICAL CALCULATIONS</text:p>
          </table:table-cell>
          <table:covered-table-cell table:number-columns-repeated="4" table:style-name="ce8"/>
          <table:covered-table-cell table:style-name="ce11"/>
          <table:table-cell table:number-columns-repeated="1018"/>
        </table:table-row>
        <table:table-row table:style-name="ro9">
          <table:table-cell office:value-type="string" calcext:value-type="string">
            <text:p>I score blackjack</text:p>
          </table:table-cell>
          <table:table-cell office:value-type="string" calcext:value-type="string">
            <text:p>The player probabilities ‘blackjack’ attribute is updated</text:p>
          </table:table-cell>
          <table:table-cell office:value-type="string" calcext:value-type="string">
            <text:p>test_probabilites</text:p>
          </table:table-cell>
          <table:table-cell office:value-type="string" calcext:value-type="string">
            <text:p>ProbabilitiesTestCase</text:p>
          </table:table-cell>
          <table:table-cell office:value-type="string" calcext:value-type="string">
            <text:p>test_probabilities_update_after_blackjack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10">
          <table:table-cell office:value-type="string" calcext:value-type="string">
            <text:p>I start a new round</text:p>
          </table:table-cell>
          <table:table-cell office:value-type="string" calcext:value-type="string">
            <text:p>The probability of scoring blackjack for that round is updated</text:p>
          </table:table-cell>
          <table:table-cell office:value-type="string" calcext:value-type="string">
            <text:p>test_probabilites</text:p>
          </table:table-cell>
          <table:table-cell office:value-type="string" calcext:value-type="string">
            <text:p>ProbabilitiesTestCase</text:p>
          </table:table-cell>
          <table:table-cell office:value-type="string" calcext:value-type="string">
            <text:p>test_probabilities_update_after_blackjack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4">
          <table:table-cell office:value-type="string" calcext:value-type="string">
            <text:p>I start a new game</text:p>
          </table:table-cell>
          <table:table-cell office:value-type="string" calcext:value-type="string">
            <text:p>My probability of getting at least B blackjacks is less than of getting blackjack this round (blackjack is about 4.8 %)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of_blackjack_totals_less_than_unexpected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10">
          <table:table-cell office:value-type="string" calcext:value-type="string">
            <text:p>I am playing a game</text:p>
          </table:table-cell>
          <table:table-cell office:value-type="string" calcext:value-type="string">
            <text:p>My have got to get AT LEAST 0 blackjacks so far is 100%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of_blackjack_totals_greater_than_zero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1">
          <table:table-cell office:value-type="string" calcext:value-type="string">
            <text:p>I win 5 out of 10 rounds</text:p>
          </table:table-cell>
          <table:table-cell office:value-type="string" calcext:value-type="string">
            <text:p>My chance of having got those wins is 0.246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with_fixed_percent_calculation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1">
          <table:table-cell/>
          <table:table-cell office:value-type="string" calcext:value-type="string">
            <text:p>My chance of an impossible win rate is 0%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est_chance_with_fixed_percent_zero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1">
          <table:table-cell office:value-type="string" calcext:value-type="string">
            <text:p>There are no aces in the deck and I draw</text:p>
          </table:table-cell>
          <table:table-cell office:value-type="string" calcext:value-type="string">
            <text:p>I have 0% of blackjack with no aces in the deck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of_blackjack_zero_if_no_aces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1">
          <table:table-cell office:value-type="string" calcext:value-type="string">
            <text:p>There are no tens in the deck and I draw</text:p>
          </table:table-cell>
          <table:table-cell office:value-type="string" calcext:value-type="string">
            <text:p>I have 0% of blackjack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of_blackjack_zero_if_no_tens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1">
          <table:table-cell office:value-type="string" calcext:value-type="string">
            <text:p>I have a new shuffled deck</text:p>
          </table:table-cell>
          <table:table-cell office:value-type="string" calcext:value-type="string">
            <text:p>My chance of blackjack is 4.8%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of_blackjack_four_point_eight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3">
          <table:table-cell office:value-type="string" calcext:value-type="string">
            <text:p>There is a probability of 1 for getting blackjack every round (this is an imaginary case, which would not happen in real life)</text:p>
          </table:table-cell>
          <table:table-cell office:value-type="string" calcext:value-type="string">
            <text:p>My probability for getting blackjack over 10 rounds is 100%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blackjack_totals_unity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3">
          <table:table-cell office:value-type="string" calcext:value-type="string">
            <text:p>There is a probability of 0.5 for getting blackjack every round (this is an imaginary case, which would not happen in real life)</text:p>
          </table:table-cell>
          <table:table-cell office:value-type="string" calcext:value-type="string">
            <text:p>My probability for getting blackjack over 10 rounds is 50%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at_least_mean_blackjack_half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1">
          <table:table-cell office:value-type="string" calcext:value-type="string">
            <text:p>I have won blackjack on one round out of 5</text:p>
          </table:table-cell>
          <table:table-cell table:style-name="ce9" office:value-type="string" calcext:value-type="string">
            <text:p>The chance of getting at least blackjack is between 0.1 and 99.9%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at_least_mean_blackjack_one_bj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1">
          <table:table-cell office:value-type="string" calcext:value-type="string">
            <text:p>I have exactly 0.5 chance of getting blackjack over 5 rounds. I get one blackjack.</text:p>
          </table:table-cell>
          <table:table-cell table:style-name="ce9" office:value-type="string" calcext:value-type="string">
            <text:p>The chance of getting at least blackjack is between 0.1 and 99.9%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at_least_mean_blackjack__fixed_50_percent_bj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3">
          <table:table-cell office:value-type="string" calcext:value-type="string">
            <text:p>I have played ten rounds, with 2 blackjacks</text:p>
          </table:table-cell>
          <table:table-cell office:value-type="string" calcext:value-type="string">
            <text:p>The chance that I got at least 2 blackjacks over these rounds is between 0.1 and 99.9%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at_least_mean_blackjack_two_bj</text:p>
          </table:table-cell>
          <table:table-cell office:value-type="string" calcext:value-type="string">
            <text:p>PASS</text:p>
          </table:table-cell>
          <table:table-cell table:style-name="ce17" table:number-columns-repeated="1018"/>
        </table:table-row>
        <table:table-row table:style-name="ro1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6" table:number-rows-spanned="1">
            <text:p>TEST PYTHON3 STANDARDS CONFORMITY</text:p>
          </table:table-cell>
          <table:covered-table-cell table:number-columns-repeated="4" table:style-name="ce8"/>
          <table:covered-table-cell table:style-name="ce11"/>
          <table:table-cell table:number-columns-repeated="1018"/>
        </table:table-row>
        <table:table-row table:style-name="ro4">
          <table:table-cell office:value-type="string" calcext:value-type="string" table:number-columns-spanned="1" table:number-rows-spanned="8">
            <text:p>I have a blackjack project</text:p>
          </table:table-cell>
          <table:table-cell office:value-type="string" calcext:value-type="string">
            <text:p>I have no unused imports</text:p>
          </table:table-cell>
          <table:table-cell office:value-type="string" calcext:value-type="string">
            <text:p>config.flake8</text:p>
          </table:table-cell>
          <table:table-cell office:value-type="string" calcext:value-type="string">
            <text:p>$ flake8 --config test/config.flake8 blackjack.py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covered-table-cell/>
          <table:table-cell office:value-type="string" calcext:value-type="string">
            <text:p>I have no unused variables</text:p>
          </table:table-cell>
          <table:table-cell office:value-type="string" calcext:value-type="string">
            <text:p>config.flake8</text:p>
          </table:table-cell>
          <table:table-cell office:value-type="string" calcext:value-type="string">
            <text:p>$ flake8 --config test/config.flake8 blackjack.py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My code complies with PEG-8 style guide</text:p>
          </table:table-cell>
          <table:table-cell office:value-type="string" calcext:value-type="string" table:number-columns-spanned="1" table:number-rows-spanned="4">
            <text:p>test_style.py</text:p>
          </table:table-cell>
          <table:table-cell office:value-type="string" calcext:value-type="string" table:number-columns-spanned="1" table:number-rows-spanned="4">
            <text:p>TestCodeFormat</text:p>
          </table:table-cell>
          <table:table-cell office:value-type="string" calcext:value-type="string">
            <text:p>test_conformanc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 table:number-columns-repeated="2"/>
          <table:covered-table-cell office:value-type="string" calcext:value-type="string">
            <text:p>test_style.py</text:p>
          </table:covered-table-cell>
          <table:covered-table-cell office:value-type="string" calcext:value-type="string">
            <text:p>TestCodeFormat</text:p>
          </table:covered-table-cell>
          <table:table-cell office:value-type="string" calcext:value-type="string">
            <text:p>test_conformance_ignore_E722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/>
          <table:covered-table-cell table:style-name="Default"/>
          <table:covered-table-cell office:value-type="string" calcext:value-type="string">
            <text:p>test_style.py</text:p>
          </table:covered-table-cell>
          <table:covered-table-cell office:value-type="string" calcext:value-type="string">
            <text:p>TestCodeFormat</text:p>
          </table:covered-table-cell>
          <table:table-cell office:value-type="string" calcext:value-type="string">
            <text:p>test_conformance_ignore_E226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/>
          <table:covered-table-cell table:style-name="Default"/>
          <table:covered-table-cell office:value-type="string" calcext:value-type="string">
            <text:p>test_style.py</text:p>
          </table:covered-table-cell>
          <table:covered-table-cell office:value-type="string" calcext:value-type="string">
            <text:p>TestCodeFormat</text:p>
          </table:covered-table-cell>
          <table:table-cell office:value-type="string" calcext:value-type="string">
            <text:p>test_conformance_change_line_length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 have a detailed README.md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I can use help(module) to display help text about each modul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END OF TESTSE</text:p>
          </table:table-cell>
          <table:covered-table-cell table:number-columns-repeated="4"/>
          <table:covered-table-cell table:style-name="ce16"/>
          <table:table-cell table:number-columns-repeated="1018"/>
        </table:table-row>
        <table:table-row table:style-name="ro8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heet1.F1:Sheet1.F2 Sheet1.F4:Sheet1.F1048576">
            <calcext:condition calcext:apply-style-name="Good" calcext:value="=&quot;PASS&quot;" calcext:base-cell-address="Sheet1.F1"/>
            <calcext:condition calcext:apply-style-name="Bad" calcext:value="=&quot;FAIL&quot;" calcext:base-cell-address="Sheet1.F1"/>
          </calcext:conditional-format>
          <calcext:conditional-format calcext:target-range-address="Sheet1.F3:Sheet1.F3">
            <calcext:condition calcext:apply-style-name="Good" calcext:value="=&quot;PASS&quot;" calcext:base-cell-address="Sheet1.F3"/>
            <calcext:condition calcext:apply-style-name="Bad" calcext:value="=&quot;FAIL&quot;" calcext:base-cell-address="Sheet1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Cantarell" svg:font-family="Cantarell" style:font-pitch="variable"/>
    <style:font-face style:name="BBC Reith Sans" svg:font-family="'BBC Reith Sans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4:40:16.104334847</meta:creation-date>
    <dc:date>2023-01-09T00:10:32.237226102</dc:date>
    <meta:editing-duration>PT1H26M1S</meta:editing-duration>
    <meta:editing-cycles>19</meta:editing-cycles>
    <meta:generator>LibreOffice/7.0.4.2$Linux_X86_64 LibreOffice_project/00$Build-2</meta:generator>
    <meta:document-statistic meta:table-count="1" meta:cell-count="365" meta:object-count="0"/>
  </office:meta>
</office:document-meta>
</file>